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42cm"/>
    </style:style>
    <style:style style:name="co2" style:family="table-column">
      <style:table-column-properties fo:break-before="auto" style:column-width="3.919cm"/>
    </style:style>
    <style:style style:name="co3" style:family="table-column">
      <style:table-column-properties fo:break-before="auto" style:column-width="2.856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0.587cm"/>
    </style:style>
    <style:style style:name="co6" style:family="table-column">
      <style:table-column-properties fo:break-before="auto" style:column-width="2.745cm"/>
    </style:style>
    <style:style style:name="co7" style:family="table-column">
      <style:table-column-properties fo:break-before="auto" style:column-width="0.616cm"/>
    </style:style>
    <style:style style:name="co8" style:family="table-column">
      <style:table-column-properties fo:break-before="auto" style:column-width="0.672cm"/>
    </style:style>
    <style:style style:name="co9" style:family="table-column">
      <style:table-column-properties fo:break-before="auto" style:column-width="0.561cm"/>
    </style:style>
    <style:style style:name="co10" style:family="table-column">
      <style:table-column-properties fo:break-before="auto" style:column-width="1.542cm"/>
    </style:style>
    <style:style style:name="co11" style:family="table-column">
      <style:table-column-properties fo:break-before="auto" style:column-width="0.531cm"/>
    </style:style>
    <style:style style:name="co12" style:family="table-column">
      <style:table-column-properties fo:break-before="auto" style:column-width="0.476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3.808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Exemple">
      <style:table-properties table:display="true" style:writing-mode="lr-tb"/>
    </style:style>
    <style:style style:name="ta2" style:family="table" style:master-page-name="PageStyle_5f_Mon_20_rétroplanning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8faad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d3e9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76717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2f559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76717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767171" style:vertical-align="middle" loext:vertical-justify="auto"/>
      <style:paragraph-properties fo:text-align="start" css3t:text-justify="auto" fo:margin-left="0cm" style:writing-mode="page"/>
      <style:text-properties fo:color="#2f559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767171" style:vertical-align="middle" loext:vertical-justify="auto"/>
      <style:paragraph-properties fo:text-align="start" css3t:text-justify="auto" fo:margin-left="0cm" style:writing-mode="page"/>
      <style:text-properties fo:color="#2f559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8faa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3e9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76717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76717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767171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767171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8faad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d3e9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767171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767171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d3e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2a60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d3e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2a60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767171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767171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767171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767171" fo:background-color="#ffc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76717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76717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767171" style:vertical-align="middle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767171" style:vertical-align="middle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d3e9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8faad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d3e9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76717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76717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767171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76717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767171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767171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76717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d3e9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0.74pt solid #000000" fo:background-color="#8faad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000000" fo:background-color="#d3e9ff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solid #000000" style:direction="ltr" fo:border-right="0.06pt solid #d9d9d9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solid #000000" style:direction="ltr" fo:border-right="0.06pt solid #d9d9d9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06pt solid #d9d9d9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d3e9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d9d9d9" style:direction="ltr" fo:border-right="0.06pt solid #d9d9d9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d9d9d9" style:direction="ltr" fo:border-right="0.06pt solid #d9d9d9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d9d9d9" style:direction="ltr" fo:border-right="0.06pt solid #d9d9d9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d3e9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d9d9d9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d9d9d9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d9d9d9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fo:border-bottom="0.74pt solid #000000" fo:background-color="#8faa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1" style:family="table-cell" style:parent-style-name="Default">
      <style:table-cell-properties fo:border-bottom="1.76pt solid #000000" fo:background-color="#d3e9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06pt solid #d9d9d9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06pt solid #d9d9d9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06pt solid #d9d9d9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fo:border-bottom="0.74pt solid #000000" fo:background-color="#8faad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19d3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1.76pt solid #000000" fo:background-color="#19d3ff" style:diagonal-bl-tr="none" style:diagonal-tl-br="none" style:text-align-source="fix" style:repeat-content="false" fo:wrap-option="no-wrap" fo:border-left="0.06pt solid #d9d9d9" style:direction="ltr" fo:border-right="0.06pt solid #d9d9d9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order-left="0.06pt solid #d9d9d9" fo:border-right="0.06pt solid #d9d9d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1.76pt solid #000000" style:diagonal-bl-tr="none" style:diagonal-tl-br="none" fo:border-left="0.06pt solid #d9d9d9" fo:border-right="0.06pt solid #d9d9d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d3e9ff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d9d9d9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d9d9d9" style:direction="ltr" fo:border-right="1.76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d9d9d9" style:direction="ltr" fo:border-right="1.76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4pt" style:font-size-asian="14pt" style:font-name-complex="Arial" style:use-window-font-color="true" style:text-position="0% 100%" style:text-outline="false" fo:font-style="normal" style:text-line-through-type="none" style:text-underline-style="none" style:text-underline-color="font-color" fo:font-weight="bold" fo:font-size="14pt" fo:text-shadow="none"/>
    </style:style>
    <style:style style:name="T2" style:family="text">
      <style:text-properties style:font-name="Arial" style:font-style-complex="normal" style:font-style-asian="normal" style:font-size-complex="14pt" style:font-size-asian="14pt" style:font-name-complex="Arial" style:use-window-font-color="true" style:text-position="0% 100%" style:text-outline="false" fo:font-style="normal" style:text-line-through-type="none" style:text-underline-style="none" style:text-underline-color="font-color" fo:font-size="14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emp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number-columns-repeated="98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étro Planning</text:p>
          </table:table-cell>
          <table:covered-table-cell table:number-columns-repeated="2" table:style-name="ce9"/>
          <table:table-cell table:style-name="ce18" table:number-columns-repeated="34"/>
          <table:table-cell table:number-columns-repeated="987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Tâche à accomplir</text:p>
          </table:table-cell>
          <table:table-cell table:style-name="ce10" office:value-type="string" calcext:value-type="string">
            <text:p>Responsables</text:p>
          </table:table-cell>
          <table:table-cell table:style-name="ce15" office:value-type="string" calcext:value-type="string">
            <text:p>État</text:p>
          </table:table-cell>
          <table:table-cell table:style-name="ce19" office:value-type="date" office:date-value="2020-11-03" calcext:value-type="date" table:number-columns-spanned="3" table:number-rows-spanned="1">
            <text:p>03/11/20</text:p>
          </table:table-cell>
          <table:covered-table-cell table:style-name="ce24"/>
          <table:covered-table-cell table:style-name="ce27"/>
          <table:table-cell table:style-name="ce28" office:value-type="date" office:date-value="2020-11-04" calcext:value-type="date" table:number-columns-spanned="3" table:number-rows-spanned="1">
            <text:p>04/11/20</text:p>
          </table:table-cell>
          <table:covered-table-cell table:style-name="ce32"/>
          <table:covered-table-cell table:style-name="ce34"/>
          <table:table-cell table:style-name="ce28" office:value-type="date" office:date-value="2020-11-05" calcext:value-type="date" table:number-columns-spanned="3" table:number-rows-spanned="1">
            <text:p>05/11/20</text:p>
          </table:table-cell>
          <table:covered-table-cell table:style-name="ce32"/>
          <table:covered-table-cell table:style-name="ce34"/>
          <table:table-cell table:number-columns-repeated="2"/>
          <table:table-cell table:style-name="ce17" office:value-type="string" calcext:value-type="string">
            <text:p>Terminé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Maquete</text:p>
          </table:table-cell>
          <table:table-cell table:style-name="ce11" office:value-type="string" calcext:value-type="string">
            <text:p>Mikail</text:p>
          </table:table-cell>
          <table:table-cell table:style-name="ce16"/>
          <table:table-cell table:style-name="ce20" table:number-columns-repeated="3"/>
          <table:table-cell table:style-name="ce29" table:number-columns-repeated="6"/>
          <table:table-cell table:number-columns-repeated="2"/>
          <table:table-cell table:style-name="ce36" office:value-type="string" calcext:value-type="string">
            <text:p>En retard</text:p>
          </table:table-cell>
          <table:table-cell table:number-columns-repeated="1009"/>
        </table:table-row>
        <table:table-row-group>
          <table:table-row table:style-name="ro2">
            <table:table-cell table:style-name="ce5" office:value-type="string" calcext:value-type="string">
              <text:p>Dessin</text:p>
            </table:table-cell>
            <table:table-cell table:style-name="ce12"/>
            <table:table-cell table:style-name="ce17" office:value-type="string" calcext:value-type="string">
              <text:p>Terminée</text:p>
            </table:table-cell>
            <table:table-cell table:style-name="ce21" table:number-columns-repeated="3"/>
            <table:table-cell table:style-name="ce25" table:number-columns-repeated="6"/>
            <table:table-cell table:number-columns-repeated="2"/>
            <table:table-cell table:style-name="ce37" office:value-type="string" calcext:value-type="string">
              <text:p>A faire</text:p>
            </table:table-cell>
            <table:table-cell table:number-columns-repeated="1009"/>
          </table:table-row>
          <table:table-row table:style-name="ro2">
            <table:table-cell table:style-name="ce6" office:value-type="string" calcext:value-type="string">
              <text:p>Titre</text:p>
            </table:table-cell>
            <table:table-cell table:style-name="ce13"/>
            <table:table-cell table:style-name="ce17" office:value-type="string" calcext:value-type="string">
              <text:p>Terminée</text:p>
            </table:table-cell>
            <table:table-cell table:style-name="ce21" table:number-columns-repeated="3"/>
            <table:table-cell table:style-name="ce25" table:number-columns-repeated="6"/>
            <table:table-cell table:number-columns-repeated="2"/>
            <table:table-cell table:style-name="ce38" office:value-type="string" calcext:value-type="string">
              <text:p>En cours</text:p>
            </table:table-cell>
            <table:table-cell table:number-columns-repeated="1009"/>
          </table:table-row>
          <table:table-row table:style-name="ro2">
            <table:table-cell table:style-name="ce6" office:value-type="string" calcext:value-type="string">
              <text:p>Division</text:p>
            </table:table-cell>
            <table:table-cell table:style-name="ce13"/>
            <table:table-cell table:style-name="ce17" office:value-type="string" calcext:value-type="string">
              <text:p>Terminée</text:p>
            </table:table-cell>
            <table:table-cell table:style-name="ce21" table:number-columns-repeated="3"/>
            <table:table-cell table:style-name="ce25" table:number-columns-repeated="6"/>
            <table:table-cell table:number-columns-repeated="1012"/>
          </table:table-row>
          <table:table-row table:style-name="ro2">
            <table:table-cell table:style-name="ce7" office:value-type="string" calcext:value-type="string">
              <text:p>Style</text:p>
            </table:table-cell>
            <table:table-cell table:style-name="ce14"/>
            <table:table-cell table:style-name="ce17" office:value-type="string" calcext:value-type="string">
              <text:p>Terminée</text:p>
            </table:table-cell>
            <table:table-cell table:style-name="ce21" table:number-columns-repeated="3"/>
            <table:table-cell table:style-name="ce25" table:number-columns-repeated="6"/>
            <table:table-cell table:number-columns-repeated="1012"/>
          </table:table-row>
        </table:table-row-group>
        <table:table-row table:style-name="ro1">
          <table:table-cell table:style-name="ce4" office:value-type="string" calcext:value-type="string">
            <text:p>PHP</text:p>
          </table:table-cell>
          <table:table-cell table:style-name="ce11" office:value-type="string" calcext:value-type="string">
            <text:p>Mikail</text:p>
          </table:table-cell>
          <table:table-cell table:style-name="ce16"/>
          <table:table-cell table:style-name="ce20" table:number-columns-repeated="3"/>
          <table:table-cell table:style-name="ce29" table:number-columns-repeated="6"/>
          <table:table-cell table:number-columns-repeated="1012"/>
        </table:table-row>
        <table:table-row-group>
          <table:table-row table:style-name="ro4">
            <table:table-cell table:style-name="ce5" office:value-type="string" calcext:value-type="string">
              <text:p>telecharger serveur local</text:p>
            </table:table-cell>
            <table:table-cell table:style-name="ce12"/>
            <table:table-cell table:style-name="ce17" office:value-type="string" calcext:value-type="string">
              <text:p>Terminée</text:p>
            </table:table-cell>
            <table:table-cell table:style-name="ce22"/>
            <table:table-cell table:style-name="ce25" table:number-columns-repeated="2"/>
            <table:table-cell table:style-name="ce30" table:number-columns-repeated="2"/>
            <table:table-cell table:style-name="ce31" table:number-columns-repeated="4"/>
            <table:table-cell table:number-columns-repeated="1012"/>
          </table:table-row>
          <table:table-row table:style-name="ro2">
            <table:table-cell table:style-name="ce6" office:value-type="string" calcext:value-type="string">
              <text:p>cree un serveur local</text:p>
            </table:table-cell>
            <table:table-cell table:style-name="ce12"/>
            <table:table-cell table:style-name="ce17" office:value-type="string" calcext:value-type="string">
              <text:p>Terminée</text:p>
            </table:table-cell>
            <table:table-cell table:style-name="ce22"/>
            <table:table-cell table:style-name="ce25" table:number-columns-repeated="2"/>
            <table:table-cell table:style-name="ce30" table:number-columns-repeated="2"/>
            <table:table-cell table:style-name="ce31" table:number-columns-repeated="4"/>
            <table:table-cell table:number-columns-repeated="1012"/>
          </table:table-row>
          <table:table-row table:style-name="ro2">
            <table:table-cell table:style-name="ce6" office:value-type="string" calcext:value-type="string">
              <text:p>My php base de done</text:p>
            </table:table-cell>
            <table:table-cell table:style-name="ce12"/>
            <table:table-cell table:style-name="ce17" office:value-type="string" calcext:value-type="string">
              <text:p>Terminée</text:p>
            </table:table-cell>
            <table:table-cell table:style-name="ce22" table:number-columns-repeated="3"/>
            <table:table-cell table:style-name="ce30" table:number-columns-repeated="4"/>
            <table:table-cell table:style-name="ce31" table:number-columns-repeated="2"/>
            <table:table-cell table:number-columns-repeated="1012"/>
          </table:table-row>
        </table:table-row-group>
        <table:table-row table:style-name="ro1">
          <table:table-cell table:style-name="ce4" office:value-type="string" calcext:value-type="string">
            <text:p>Formulaire</text:p>
          </table:table-cell>
          <table:table-cell table:style-name="ce11" office:value-type="string" calcext:value-type="string">
            <text:p>Mikail</text:p>
          </table:table-cell>
          <table:table-cell table:style-name="ce16"/>
          <table:table-cell table:style-name="ce20" table:number-columns-repeated="3"/>
          <table:table-cell table:style-name="ce29" table:number-columns-repeated="6"/>
          <table:table-cell table:number-columns-repeated="1012"/>
        </table:table-row>
        <table:table-row-group>
          <table:table-row table:style-name="ro2">
            <table:table-cell table:style-name="ce5" office:value-type="string" calcext:value-type="string">
              <text:p>cree formulaire POST</text:p>
            </table:table-cell>
            <table:table-cell table:style-name="ce12"/>
            <table:table-cell table:style-name="ce17" office:value-type="string" calcext:value-type="string">
              <text:p>Terminée</text:p>
            </table:table-cell>
            <table:table-cell table:style-name="ce23"/>
            <table:table-cell table:style-name="ce26" table:number-columns-repeated="2"/>
            <table:table-cell table:style-name="ce30"/>
            <table:table-cell table:style-name="ce25" table:number-columns-repeated="2"/>
            <table:table-cell table:style-name="ce31"/>
            <table:table-cell table:style-name="ce25" table:number-columns-repeated="2"/>
            <table:table-cell table:number-columns-repeated="1012"/>
          </table:table-row>
          <table:table-row table:style-name="ro2">
            <table:table-cell table:style-name="ce6" office:value-type="string" calcext:value-type="string">
              <text:p>Link base de done</text:p>
            </table:table-cell>
            <table:table-cell table:style-name="ce13"/>
            <table:table-cell table:style-name="ce17" office:value-type="string" calcext:value-type="string">
              <text:p>Terminée</text:p>
            </table:table-cell>
            <table:table-cell table:style-name="ce23"/>
            <table:table-cell table:style-name="ce26" table:number-columns-repeated="2"/>
            <table:table-cell table:style-name="ce30"/>
            <table:table-cell table:style-name="ce25" table:number-columns-repeated="2"/>
            <table:table-cell table:style-name="ce31"/>
            <table:table-cell table:style-name="ce25" table:number-columns-repeated="2"/>
            <table:table-cell table:number-columns-repeated="1012"/>
          </table:table-row>
          <table:table-row table:style-name="ro2">
            <table:table-cell table:style-name="ce6" office:value-type="string" calcext:value-type="string">
              <text:p>faire des fonction bonus</text:p>
            </table:table-cell>
            <table:table-cell table:style-name="ce12"/>
            <table:table-cell table:style-name="ce17" office:value-type="string" calcext:value-type="string">
              <text:p>Terminée</text:p>
            </table:table-cell>
            <table:table-cell table:style-name="ce23" table:number-columns-repeated="3"/>
            <table:table-cell table:style-name="ce31"/>
            <table:table-cell table:style-name="ce33" table:number-columns-repeated="2"/>
            <table:table-cell table:style-name="ce30"/>
            <table:table-cell table:style-name="ce25" table:number-columns-repeated="2"/>
            <table:table-cell table:number-columns-repeated="1012"/>
          </table:table-row>
        </table:table-row-group>
        <table:table-row table:style-name="ro1">
          <table:table-cell table:style-name="ce4" office:value-type="string" calcext:value-type="string">
            <text:p>Visuel</text:p>
          </table:table-cell>
          <table:table-cell table:style-name="ce11" office:value-type="string" calcext:value-type="string">
            <text:p>Mikail</text:p>
          </table:table-cell>
          <table:table-cell table:style-name="ce16"/>
          <table:table-cell table:style-name="ce20" table:number-columns-repeated="3"/>
          <table:table-cell table:style-name="ce29" table:number-columns-repeated="6"/>
          <table:table-cell table:style-name="ce8" table:number-columns-repeated="25"/>
          <table:table-cell table:number-columns-repeated="987"/>
        </table:table-row>
        <table:table-row table:style-name="ro2">
          <table:table-cell table:style-name="ce5" office:value-type="string" calcext:value-type="string">
            <text:p>visuel login site</text:p>
          </table:table-cell>
          <table:table-cell table:style-name="ce12"/>
          <table:table-cell table:style-name="ce17" office:value-type="string" calcext:value-type="string">
            <text:p>Terminée</text:p>
          </table:table-cell>
          <table:table-cell table:style-name="ce23" table:number-columns-repeated="3"/>
          <table:table-cell table:style-name="ce31"/>
          <table:table-cell table:style-name="ce25" table:number-columns-repeated="2"/>
          <table:table-cell table:style-name="ce31"/>
          <table:table-cell table:style-name="ce33" table:number-columns-repeated="2"/>
          <table:table-cell table:style-name="ce8" table:number-columns-repeated="25"/>
          <table:table-cell table:number-columns-repeated="987"/>
        </table:table-row>
        <table:table-row table:style-name="ro2">
          <table:table-cell table:style-name="ce6" office:value-type="string" calcext:value-type="string">
            <text:p>visuel principal</text:p>
          </table:table-cell>
          <table:table-cell table:style-name="ce13"/>
          <table:table-cell table:style-name="ce17" office:value-type="string" calcext:value-type="string">
            <text:p>Terminée</text:p>
          </table:table-cell>
          <table:table-cell table:style-name="ce23" table:number-columns-repeated="3"/>
          <table:table-cell table:style-name="ce31"/>
          <table:table-cell table:style-name="ce25" table:number-columns-repeated="2"/>
          <table:table-cell table:style-name="ce31"/>
          <table:table-cell table:style-name="ce33" table:number-columns-repeated="2"/>
          <table:table-cell table:style-name="ce35" table:number-columns-repeated="21"/>
          <table:table-cell table:style-name="ce8" table:number-columns-repeated="4"/>
          <table:table-cell table:number-columns-repeated="987"/>
        </table:table-row>
        <table:table-row table:style-name="ro2">
          <table:table-cell table:style-name="ce6" office:value-type="string" calcext:value-type="string">
            <text:p>visuel animation </text:p>
          </table:table-cell>
          <table:table-cell table:style-name="ce12"/>
          <table:table-cell table:style-name="ce17" office:value-type="string" calcext:value-type="string">
            <text:p>Terminée</text:p>
          </table:table-cell>
          <table:table-cell table:style-name="ce23" table:number-columns-repeated="3"/>
          <table:table-cell table:style-name="ce31"/>
          <table:table-cell table:style-name="ce25" table:number-columns-repeated="2"/>
          <table:table-cell table:style-name="ce31"/>
          <table:table-cell table:style-name="ce33" table:number-columns-repeated="2"/>
          <table:table-cell table:style-name="ce35"/>
          <table:table-cell table:style-name="ce8" table:number-columns-repeated="3"/>
          <table:table-cell table:style-name="ce35" table:number-columns-repeated="21"/>
          <table:table-cell table:number-columns-repeated="987"/>
        </table:table-row>
        <table:table-row table:style-name="ro2">
          <table:table-cell table:style-name="ce8" table:number-columns-repeated="3"/>
          <table:table-cell table:number-columns-repeated="10"/>
          <table:table-cell table:style-name="ce8" table:number-columns-repeated="3"/>
          <table:table-cell table:number-columns-repeated="19"/>
          <table:table-cell table:style-name="ce8" table:number-columns-repeated="2"/>
          <table:table-cell table:number-columns-repeated="987"/>
        </table:table-row>
        <table:table-row table:style-name="ro2" table:number-rows-repeated="2">
          <table:table-cell table:style-name="ce8" table:number-columns-repeated="18"/>
          <table:table-cell table:number-columns-repeated="17"/>
          <table:table-cell table:style-name="ce8" table:number-columns-repeated="2"/>
          <table:table-cell table:number-columns-repeated="987"/>
        </table:table-row>
        <table:table-row table:style-name="ro2" table:number-rows-repeated="192">
          <table:table-cell table:style-name="ce8" table:number-columns-repeated="37"/>
          <table:table-cell table:number-columns-repeated="987"/>
        </table:table-row>
        <table:table-row table:style-name="ro2" table:number-rows-repeated="773">
          <table:table-cell table:number-columns-repeated="1024"/>
        </table:table-row>
        <table:table-row table:style-name="ro4" table:number-rows-repeated="1047585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Exemple.D3:Exemple.F9 Exemple.D13:Exemple.F20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Mon rétroplanning" table:style-name="ta2">
        <table:table-column table:style-name="co14" table:number-columns-repeated="3" table:default-cell-style-name="Default"/>
        <table:table-column table:style-name="co5" table:number-columns-repeated="89" table:default-cell-style-name="Default"/>
        <table:table-column table:style-name="co13" table:number-columns-repeated="932" table:default-cell-style-name="Default"/>
        <table:table-row table:style-name="ro3">
          <table:table-cell table:style-name="ce1" office:value-type="string" calcext:value-type="string" table:number-columns-spanned="3" table:number-rows-spanned="1">
            <text:p>Rétro Planning</text:p>
          </table:table-cell>
          <table:covered-table-cell table:number-columns-repeated="2" table:style-name="ce9"/>
          <table:table-cell table:style-name="ce18" table:number-columns-repeated="51"/>
          <table:table-cell table:style-name="ce8" table:number-columns-repeated="38"/>
          <table:table-cell table:number-columns-repeated="932"/>
        </table:table-row>
        <table:table-row table:style-name="ro3">
          <table:table-cell table:style-name="ce39" office:value-type="string" calcext:value-type="string" table:number-columns-spanned="3" table:number-rows-spanned="1">
            <text:p><text:span text:style-name="T1">Projet :</text:span><text:span text:style-name="T2"> </text:span></text:p>
          </table:table-cell>
          <table:covered-table-cell table:number-columns-repeated="2" table:style-name="ce9"/>
          <table:table-cell table:style-name="ce18" table:number-columns-repeated="51"/>
          <table:table-cell table:style-name="ce8" table:number-columns-repeated="38"/>
          <table:table-cell table:number-columns-repeated="932"/>
        </table:table-row>
        <table:table-row table:style-name="ro3">
          <table:table-cell table:style-name="ce39" office:value-type="string" calcext:value-type="string" table:number-columns-spanned="3" table:number-rows-spanned="1">
            <text:p><text:span text:style-name="T1">Date de début :</text:span><text:span text:style-name="T2"> </text:span></text:p>
          </table:table-cell>
          <table:covered-table-cell table:number-columns-repeated="2" table:style-name="ce9"/>
          <table:table-cell table:style-name="ce18" table:number-columns-repeated="51"/>
          <table:table-cell table:style-name="ce8" table:number-columns-repeated="38"/>
          <table:table-cell table:number-columns-repeated="932"/>
        </table:table-row>
        <table:table-row table:style-name="ro3">
          <table:table-cell table:style-name="ce39" office:value-type="string" calcext:value-type="string">
            <text:p><text:span text:style-name="T1">Jour J :</text:span><text:span text:style-name="T2"> </text:span></text:p>
          </table:table-cell>
          <table:table-cell table:style-name="ce39" table:number-columns-repeated="2"/>
          <table:table-cell table:style-name="ce18" table:number-columns-repeated="51"/>
          <table:table-cell table:style-name="ce8" table:number-columns-repeated="38"/>
          <table:table-cell table:number-columns-repeated="932"/>
        </table:table-row>
        <table:table-row table:style-name="ro3">
          <table:table-cell table:style-name="ce39" office:value-type="string" calcext:value-type="string" table:number-columns-spanned="3" table:number-rows-spanned="1">
            <text:p><text:span text:style-name="T1">Date de fin :</text:span><text:span text:style-name="T2"> </text:span></text:p>
          </table:table-cell>
          <table:covered-table-cell table:number-columns-repeated="2" table:style-name="ce9"/>
          <table:table-cell table:style-name="ce18" table:number-columns-repeated="51"/>
          <table:table-cell table:style-name="ce8" table:number-columns-repeated="38"/>
          <table:table-cell table:number-columns-repeated="932"/>
        </table:table-row>
        <table:table-row table:style-name="ro3">
          <table:table-cell table:style-name="ce2" table:number-columns-repeated="3"/>
          <table:table-cell table:style-name="ce8" table:number-columns-repeated="89"/>
          <table:table-cell table:number-columns-repeated="932"/>
        </table:table-row>
        <table:table-row table:style-name="ro1">
          <table:table-cell table:style-name="ce3" office:value-type="string" calcext:value-type="string" table:number-columns-spanned="1" table:number-rows-spanned="2">
            <text:p>Tâche à accomplir</text:p>
          </table:table-cell>
          <table:table-cell table:style-name="ce10" office:value-type="string" calcext:value-type="string" table:number-columns-spanned="1" table:number-rows-spanned="2">
            <text:p>Responsables</text:p>
          </table:table-cell>
          <table:table-cell table:style-name="ce46" office:value-type="string" calcext:value-type="string" table:number-columns-spanned="1" table:number-rows-spanned="2">
            <text:p>État</text:p>
          </table:table-cell>
          <table:table-cell table:style-name="ce55" office:value-type="string" calcext:value-type="string" table:number-columns-spanned="31" table:number-rows-spanned="1">
            <text:p>M-2</text:p>
          </table:table-cell>
          <table:covered-table-cell table:number-columns-repeated="29" table:style-name="ce60"/>
          <table:covered-table-cell table:style-name="ce65"/>
          <table:table-cell table:style-name="ce70" office:value-type="string" calcext:value-type="string" table:number-columns-spanned="28" table:number-rows-spanned="1">
            <text:p>M-1</text:p>
          </table:table-cell>
          <table:covered-table-cell table:number-columns-repeated="26" table:style-name="ce60"/>
          <table:covered-table-cell table:style-name="ce65"/>
          <table:table-cell table:style-name="ce75" office:value-type="string" calcext:value-type="string" table:number-columns-spanned="30" table:number-rows-spanned="1">
            <text:p>M</text:p>
          </table:table-cell>
          <table:covered-table-cell table:number-columns-repeated="28" table:style-name="ce60"/>
          <table:covered-table-cell table:style-name="ce80"/>
          <table:table-cell table:number-columns-repeated="932"/>
        </table:table-row>
        <table:table-row table:style-name="ro6">
          <table:covered-table-cell table:style-name="ce40"/>
          <table:covered-table-cell table:style-name="ce44"/>
          <table:covered-table-cell table:style-name="ce47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30" calcext:value-type="float">
            <text:p>30</text:p>
          </table:table-cell>
          <table:table-cell table:style-name="ce66" office:value-type="float" office:value="31" calcext:value-type="float">
            <text:p>31</text:p>
          </table:table-cell>
          <table:table-cell table:style-name="ce7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7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76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29" calcext:value-type="float">
            <text:p>29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32"/>
        </table:table-row>
        <table:table-row table:style-name="ro6">
          <table:table-cell table:style-name="ce4"/>
          <table:table-cell table:style-name="ce45"/>
          <table:table-cell table:style-name="ce48"/>
          <table:table-cell table:style-name="ce57"/>
          <table:table-cell table:style-name="ce62" table:number-columns-repeated="29"/>
          <table:table-cell table:style-name="ce67"/>
          <table:table-cell table:style-name="ce72"/>
          <table:table-cell table:style-name="ce62" table:number-columns-repeated="26"/>
          <table:table-cell table:style-name="ce67"/>
          <table:table-cell table:style-name="ce72"/>
          <table:table-cell table:style-name="ce62" table:number-columns-repeated="6"/>
          <table:table-cell table:style-name="ce77" office:value-type="string" calcext:value-type="string" table:number-columns-spanned="1" table:number-rows-spanned="20">
            <text:p>Jour J</text:p>
          </table:table-cell>
          <table:table-cell table:style-name="ce62" table:number-columns-repeated="21"/>
          <table:table-cell table:style-name="ce82"/>
          <table:table-cell table:number-columns-repeated="932"/>
        </table:table-row>
        <table:table-row-group>
          <table:table-row table:style-name="ro6">
            <table:table-cell table:style-name="ce41"/>
            <table:table-cell table:style-name="ce12"/>
            <table:table-cell table:style-name="ce49"/>
            <table:table-cell table:style-name="ce58"/>
            <table:table-cell table:style-name="ce63" table:number-columns-repeated="29"/>
            <table:table-cell table:style-name="ce68"/>
            <table:table-cell table:style-name="ce73"/>
            <table:table-cell table:style-name="ce63" table:number-columns-repeated="26"/>
            <table:table-cell table:style-name="ce68"/>
            <table:table-cell table:style-name="ce73"/>
            <table:table-cell table:style-name="ce63" table:number-columns-repeated="6"/>
            <table:covered-table-cell table:style-name="ce78"/>
            <table:table-cell table:style-name="ce63" table:number-columns-repeated="21"/>
            <table:table-cell table:style-name="ce83"/>
            <table:table-cell table:number-columns-repeated="932"/>
          </table:table-row>
          <table:table-row table:style-name="ro6">
            <table:table-cell table:style-name="ce42"/>
            <table:table-cell table:style-name="ce13"/>
            <table:table-cell table:style-name="ce50" office:value-type="string" calcext:value-type="string">
              <text:p>Terminée</text:p>
            </table:table-cell>
            <table:table-cell table:style-name="ce58"/>
            <table:table-cell table:style-name="ce63" table:number-columns-repeated="29"/>
            <table:table-cell table:style-name="ce68"/>
            <table:table-cell table:style-name="ce73"/>
            <table:table-cell table:style-name="ce63" table:number-columns-repeated="26"/>
            <table:table-cell table:style-name="ce68"/>
            <table:table-cell table:style-name="ce73"/>
            <table:table-cell table:style-name="ce63" table:number-columns-repeated="6"/>
            <table:covered-table-cell table:style-name="ce78"/>
            <table:table-cell table:style-name="ce63" table:number-columns-repeated="21"/>
            <table:table-cell table:style-name="ce83"/>
            <table:table-cell table:number-columns-repeated="932"/>
          </table:table-row>
          <table:table-row table:style-name="ro6">
            <table:table-cell table:style-name="ce42"/>
            <table:table-cell table:style-name="ce13"/>
            <table:table-cell table:style-name="ce51"/>
            <table:table-cell table:style-name="ce58"/>
            <table:table-cell table:style-name="ce63" table:number-columns-repeated="29"/>
            <table:table-cell table:style-name="ce68"/>
            <table:table-cell table:style-name="ce73"/>
            <table:table-cell table:style-name="ce63" table:number-columns-repeated="26"/>
            <table:table-cell table:style-name="ce68"/>
            <table:table-cell table:style-name="ce73"/>
            <table:table-cell table:style-name="ce63" table:number-columns-repeated="6"/>
            <table:covered-table-cell table:style-name="ce78"/>
            <table:table-cell table:style-name="ce63" table:number-columns-repeated="21"/>
            <table:table-cell table:style-name="ce83"/>
            <table:table-cell table:number-columns-repeated="932"/>
          </table:table-row>
          <table:table-row table:style-name="ro6">
            <table:table-cell table:style-name="ce43"/>
            <table:table-cell table:style-name="ce14"/>
            <table:table-cell table:style-name="ce52"/>
            <table:table-cell table:style-name="ce59"/>
            <table:table-cell table:style-name="ce64" table:number-columns-repeated="29"/>
            <table:table-cell table:style-name="ce69"/>
            <table:table-cell table:style-name="ce74"/>
            <table:table-cell table:style-name="ce64" table:number-columns-repeated="26"/>
            <table:table-cell table:style-name="ce69"/>
            <table:table-cell table:style-name="ce74"/>
            <table:table-cell table:style-name="ce64" table:number-columns-repeated="6"/>
            <table:covered-table-cell table:style-name="ce78"/>
            <table:table-cell table:style-name="ce64" table:number-columns-repeated="21"/>
            <table:table-cell table:style-name="ce84"/>
            <table:table-cell table:number-columns-repeated="932"/>
          </table:table-row>
        </table:table-row-group>
        <table:table-row table:style-name="ro6">
          <table:table-cell table:style-name="ce4"/>
          <table:table-cell table:style-name="ce45"/>
          <table:table-cell table:style-name="ce48"/>
          <table:table-cell table:style-name="ce57"/>
          <table:table-cell table:style-name="ce62" table:number-columns-repeated="29"/>
          <table:table-cell table:style-name="ce67"/>
          <table:table-cell table:style-name="ce72"/>
          <table:table-cell table:style-name="ce62" table:number-columns-repeated="26"/>
          <table:table-cell table:style-name="ce67"/>
          <table:table-cell table:style-name="ce72"/>
          <table:table-cell table:style-name="ce62" table:number-columns-repeated="6"/>
          <table:covered-table-cell table:style-name="ce78"/>
          <table:table-cell table:style-name="ce62" table:number-columns-repeated="21"/>
          <table:table-cell table:style-name="ce82"/>
          <table:table-cell table:number-columns-repeated="932"/>
        </table:table-row>
        <table:table-row-group>
          <table:table-row table:style-name="ro6">
            <table:table-cell table:style-name="ce41"/>
            <table:table-cell table:style-name="ce12"/>
            <table:table-cell table:style-name="ce49"/>
            <table:table-cell table:style-name="ce58"/>
            <table:table-cell table:style-name="ce63" table:number-columns-repeated="29"/>
            <table:table-cell table:style-name="ce68"/>
            <table:table-cell table:style-name="ce73"/>
            <table:table-cell table:style-name="ce63" table:number-columns-repeated="26"/>
            <table:table-cell table:style-name="ce68"/>
            <table:table-cell table:style-name="ce73"/>
            <table:table-cell table:style-name="ce63" table:number-columns-repeated="6"/>
            <table:covered-table-cell table:style-name="ce78"/>
            <table:table-cell table:style-name="ce63" table:number-columns-repeated="21"/>
            <table:table-cell table:style-name="ce83"/>
            <table:table-cell table:number-columns-repeated="932"/>
          </table:table-row>
          <table:table-row table:style-name="ro6">
            <table:table-cell table:style-name="ce42"/>
            <table:table-cell table:style-name="ce13"/>
            <table:table-cell table:style-name="ce51"/>
            <table:table-cell table:style-name="ce58"/>
            <table:table-cell table:style-name="ce63" table:number-columns-repeated="29"/>
            <table:table-cell table:style-name="ce68"/>
            <table:table-cell table:style-name="ce73"/>
            <table:table-cell table:style-name="ce63" table:number-columns-repeated="26"/>
            <table:table-cell table:style-name="ce68"/>
            <table:table-cell table:style-name="ce73"/>
            <table:table-cell table:style-name="ce63" table:number-columns-repeated="6"/>
            <table:covered-table-cell table:style-name="ce78"/>
            <table:table-cell table:style-name="ce63" table:number-columns-repeated="21"/>
            <table:table-cell table:style-name="ce83"/>
            <table:table-cell table:number-columns-repeated="932"/>
          </table:table-row>
          <table:table-row table:style-name="ro6">
            <table:table-cell table:style-name="ce42"/>
            <table:table-cell table:style-name="ce13"/>
            <table:table-cell table:style-name="ce50" office:value-type="string" calcext:value-type="string">
              <text:p>En retard</text:p>
            </table:table-cell>
            <table:table-cell table:style-name="ce58"/>
            <table:table-cell table:style-name="ce63" table:number-columns-repeated="29"/>
            <table:table-cell table:style-name="ce68"/>
            <table:table-cell table:style-name="ce73"/>
            <table:table-cell table:style-name="ce63" table:number-columns-repeated="26"/>
            <table:table-cell table:style-name="ce68"/>
            <table:table-cell table:style-name="ce73"/>
            <table:table-cell table:style-name="ce63" table:number-columns-repeated="6"/>
            <table:covered-table-cell table:style-name="ce78"/>
            <table:table-cell table:style-name="ce63" table:number-columns-repeated="21"/>
            <table:table-cell table:style-name="ce83"/>
            <table:table-cell table:number-columns-repeated="932"/>
          </table:table-row>
          <table:table-row table:style-name="ro6">
            <table:table-cell table:style-name="ce43"/>
            <table:table-cell table:style-name="ce14"/>
            <table:table-cell table:style-name="ce52"/>
            <table:table-cell table:style-name="ce59"/>
            <table:table-cell table:style-name="ce64" table:number-columns-repeated="29"/>
            <table:table-cell table:style-name="ce69"/>
            <table:table-cell table:style-name="ce74"/>
            <table:table-cell table:style-name="ce64" table:number-columns-repeated="26"/>
            <table:table-cell table:style-name="ce69"/>
            <table:table-cell table:style-name="ce74"/>
            <table:table-cell table:style-name="ce64" table:number-columns-repeated="6"/>
            <table:covered-table-cell table:style-name="ce78"/>
            <table:table-cell table:style-name="ce64" table:number-columns-repeated="21"/>
            <table:table-cell table:style-name="ce84"/>
            <table:table-cell table:number-columns-repeated="932"/>
          </table:table-row>
        </table:table-row-group>
        <table:table-row table:style-name="ro6">
          <table:table-cell table:style-name="ce4"/>
          <table:table-cell table:style-name="ce45"/>
          <table:table-cell table:style-name="ce48"/>
          <table:table-cell table:style-name="ce57"/>
          <table:table-cell table:style-name="ce62" table:number-columns-repeated="29"/>
          <table:table-cell table:style-name="ce67"/>
          <table:table-cell table:style-name="ce72"/>
          <table:table-cell table:style-name="ce62" table:number-columns-repeated="26"/>
          <table:table-cell table:style-name="ce67"/>
          <table:table-cell table:style-name="ce72"/>
          <table:table-cell table:style-name="ce62" table:number-columns-repeated="6"/>
          <table:covered-table-cell table:style-name="ce78"/>
          <table:table-cell table:style-name="ce62" table:number-columns-repeated="21"/>
          <table:table-cell table:style-name="ce82"/>
          <table:table-cell table:number-columns-repeated="932"/>
        </table:table-row>
        <table:table-row-group>
          <table:table-row table:style-name="ro6">
            <table:table-cell table:style-name="ce41"/>
            <table:table-cell table:style-name="ce12"/>
            <table:table-cell table:style-name="ce53" office:value-type="string" calcext:value-type="string">
              <text:p>En cours</text:p>
            </table:table-cell>
            <table:table-cell table:style-name="ce58"/>
            <table:table-cell table:style-name="ce63" table:number-columns-repeated="29"/>
            <table:table-cell table:style-name="ce68"/>
            <table:table-cell table:style-name="ce73"/>
            <table:table-cell table:style-name="ce63" table:number-columns-repeated="26"/>
            <table:table-cell table:style-name="ce68"/>
            <table:table-cell table:style-name="ce73"/>
            <table:table-cell table:style-name="ce63" table:number-columns-repeated="6"/>
            <table:covered-table-cell table:style-name="ce78"/>
            <table:table-cell table:style-name="ce63" table:number-columns-repeated="21"/>
            <table:table-cell table:style-name="ce83"/>
            <table:table-cell table:number-columns-repeated="932"/>
          </table:table-row>
          <table:table-row table:style-name="ro6">
            <table:table-cell table:style-name="ce42"/>
            <table:table-cell table:style-name="ce13"/>
            <table:table-cell table:style-name="ce51"/>
            <table:table-cell table:style-name="ce58"/>
            <table:table-cell table:style-name="ce63" table:number-columns-repeated="29"/>
            <table:table-cell table:style-name="ce68"/>
            <table:table-cell table:style-name="ce73"/>
            <table:table-cell table:style-name="ce63" table:number-columns-repeated="26"/>
            <table:table-cell table:style-name="ce68"/>
            <table:table-cell table:style-name="ce73"/>
            <table:table-cell table:style-name="ce63" table:number-columns-repeated="6"/>
            <table:covered-table-cell table:style-name="ce78"/>
            <table:table-cell table:style-name="ce63" table:number-columns-repeated="21"/>
            <table:table-cell table:style-name="ce83"/>
            <table:table-cell table:number-columns-repeated="932"/>
          </table:table-row>
          <table:table-row table:style-name="ro6">
            <table:table-cell table:style-name="ce42"/>
            <table:table-cell table:style-name="ce13"/>
            <table:table-cell table:style-name="ce51"/>
            <table:table-cell table:style-name="ce58"/>
            <table:table-cell table:style-name="ce63" table:number-columns-repeated="29"/>
            <table:table-cell table:style-name="ce68"/>
            <table:table-cell table:style-name="ce73"/>
            <table:table-cell table:style-name="ce63" table:number-columns-repeated="26"/>
            <table:table-cell table:style-name="ce68"/>
            <table:table-cell table:style-name="ce73"/>
            <table:table-cell table:style-name="ce63" table:number-columns-repeated="6"/>
            <table:covered-table-cell table:style-name="ce78"/>
            <table:table-cell table:style-name="ce63" table:number-columns-repeated="21"/>
            <table:table-cell table:style-name="ce83"/>
            <table:table-cell table:number-columns-repeated="932"/>
          </table:table-row>
          <table:table-row table:style-name="ro6">
            <table:table-cell table:style-name="ce43"/>
            <table:table-cell table:style-name="ce14"/>
            <table:table-cell table:style-name="ce52"/>
            <table:table-cell table:style-name="ce59"/>
            <table:table-cell table:style-name="ce64" table:number-columns-repeated="29"/>
            <table:table-cell table:style-name="ce69"/>
            <table:table-cell table:style-name="ce74"/>
            <table:table-cell table:style-name="ce64" table:number-columns-repeated="26"/>
            <table:table-cell table:style-name="ce69"/>
            <table:table-cell table:style-name="ce74"/>
            <table:table-cell table:style-name="ce64" table:number-columns-repeated="6"/>
            <table:covered-table-cell table:style-name="ce78"/>
            <table:table-cell table:style-name="ce64" table:number-columns-repeated="21"/>
            <table:table-cell table:style-name="ce84"/>
            <table:table-cell table:number-columns-repeated="932"/>
          </table:table-row>
        </table:table-row-group>
        <table:table-row table:style-name="ro6">
          <table:table-cell table:style-name="ce4"/>
          <table:table-cell table:style-name="ce45"/>
          <table:table-cell table:style-name="ce54"/>
          <table:table-cell table:style-name="ce57"/>
          <table:table-cell table:style-name="ce62" table:number-columns-repeated="29"/>
          <table:table-cell table:style-name="ce67"/>
          <table:table-cell table:style-name="ce72"/>
          <table:table-cell table:style-name="ce62" table:number-columns-repeated="26"/>
          <table:table-cell table:style-name="ce67"/>
          <table:table-cell table:style-name="ce72"/>
          <table:table-cell table:style-name="ce62" table:number-columns-repeated="6"/>
          <table:covered-table-cell table:style-name="ce78"/>
          <table:table-cell table:style-name="ce62" table:number-columns-repeated="21"/>
          <table:table-cell table:style-name="ce82"/>
          <table:table-cell table:number-columns-repeated="932"/>
        </table:table-row>
        <table:table-row-group>
          <table:table-row table:style-name="ro6">
            <table:table-cell table:style-name="ce41"/>
            <table:table-cell table:style-name="ce12"/>
            <table:table-cell table:style-name="ce49"/>
            <table:table-cell table:style-name="ce58"/>
            <table:table-cell table:style-name="ce63" table:number-columns-repeated="29"/>
            <table:table-cell table:style-name="ce68"/>
            <table:table-cell table:style-name="ce73"/>
            <table:table-cell table:style-name="ce63" table:number-columns-repeated="26"/>
            <table:table-cell table:style-name="ce68"/>
            <table:table-cell table:style-name="ce73"/>
            <table:table-cell table:style-name="ce63" table:number-columns-repeated="6"/>
            <table:covered-table-cell table:style-name="ce78"/>
            <table:table-cell table:style-name="ce63" table:number-columns-repeated="21"/>
            <table:table-cell table:style-name="ce83"/>
            <table:table-cell table:number-columns-repeated="932"/>
          </table:table-row>
          <table:table-row table:style-name="ro6">
            <table:table-cell table:style-name="ce42"/>
            <table:table-cell table:style-name="ce13"/>
            <table:table-cell table:style-name="ce51"/>
            <table:table-cell table:style-name="ce58"/>
            <table:table-cell table:style-name="ce63" table:number-columns-repeated="29"/>
            <table:table-cell table:style-name="ce68"/>
            <table:table-cell table:style-name="ce73"/>
            <table:table-cell table:style-name="ce63" table:number-columns-repeated="26"/>
            <table:table-cell table:style-name="ce68"/>
            <table:table-cell table:style-name="ce73"/>
            <table:table-cell table:style-name="ce63" table:number-columns-repeated="6"/>
            <table:covered-table-cell table:style-name="ce78"/>
            <table:table-cell table:style-name="ce63" table:number-columns-repeated="21"/>
            <table:table-cell table:style-name="ce83"/>
            <table:table-cell table:number-columns-repeated="932"/>
          </table:table-row>
          <table:table-row table:style-name="ro6">
            <table:table-cell table:style-name="ce42"/>
            <table:table-cell table:style-name="ce13"/>
            <table:table-cell table:style-name="ce50" office:value-type="string" calcext:value-type="string">
              <text:p>À faire</text:p>
            </table:table-cell>
            <table:table-cell table:style-name="ce58"/>
            <table:table-cell table:style-name="ce63" table:number-columns-repeated="29"/>
            <table:table-cell table:style-name="ce68"/>
            <table:table-cell table:style-name="ce73"/>
            <table:table-cell table:style-name="ce63" table:number-columns-repeated="26"/>
            <table:table-cell table:style-name="ce68"/>
            <table:table-cell table:style-name="ce73"/>
            <table:table-cell table:style-name="ce63" table:number-columns-repeated="6"/>
            <table:covered-table-cell table:style-name="ce78"/>
            <table:table-cell table:style-name="ce63" table:number-columns-repeated="21"/>
            <table:table-cell table:style-name="ce83"/>
            <table:table-cell table:number-columns-repeated="932"/>
          </table:table-row>
          <table:table-row table:style-name="ro6">
            <table:table-cell table:style-name="ce43"/>
            <table:table-cell table:style-name="ce14"/>
            <table:table-cell table:style-name="ce52"/>
            <table:table-cell table:style-name="ce59"/>
            <table:table-cell table:style-name="ce64" table:number-columns-repeated="29"/>
            <table:table-cell table:style-name="ce69"/>
            <table:table-cell table:style-name="ce74"/>
            <table:table-cell table:style-name="ce64" table:number-columns-repeated="26"/>
            <table:table-cell table:style-name="ce69"/>
            <table:table-cell table:style-name="ce74"/>
            <table:table-cell table:style-name="ce64" table:number-columns-repeated="6"/>
            <table:covered-table-cell table:style-name="ce79"/>
            <table:table-cell table:style-name="ce64" table:number-columns-repeated="21"/>
            <table:table-cell table:style-name="ce84"/>
            <table:table-cell table:number-columns-repeated="932"/>
          </table:table-row>
        </table:table-row-group>
        <table:table-row table:style-name="ro6" table:number-rows-repeated="8">
          <table:table-cell table:style-name="ce8" table:number-columns-repeated="92"/>
          <table:table-cell table:number-columns-repeated="932"/>
        </table:table-row>
        <table:table-row table:style-name="ro6" table:number-rows-repeated="3">
          <table:table-cell table:style-name="ce35" table:number-columns-repeated="4"/>
          <table:table-cell table:number-columns-repeated="1020"/>
        </table:table-row>
        <table:table-row table:style-name="ro6" table:number-rows-repeated="961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day number:style="long"/>
      <number:text>/</number:text>
      <number:month number:style="long"/>
    </number:date-style>
    <number:date-style style:name="N130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66666" style:text-line-through-style="solid" style:text-line-through-type="singl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emple" style:display-name="PageStyle_Exe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_20_rétroplanning" style:display-name="PageStyle_Mon rétroplann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14T12:45:53</meta:creation-date>
    <dc:date>2020-11-05T15:49:15.788669665</dc:date>
    <meta:editing-duration>PT8M24S</meta:editing-duration>
    <meta:editing-cycles>1</meta:editing-cycles>
    <meta:document-statistic meta:table-count="2" meta:cell-count="150" meta:object-count="0"/>
    <meta:generator>LibreOffice/6.4.6.2$Linux_X86_64 LibreOffice_project/40$Build-2</meta:generator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